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Avoid regular SMS messages for sensitive texts Use TextSecure or ChatSecure for messages on your phone Use WhatsApp only if individual Android to Android chat Use Pidgin or Adium instead of Skype to instant message on your comp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